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557_2459670060"/><text:bookmark text:name="__Fieldmark__77_3709833866"/><text:bookmark text:name="__Fieldmark__80_4015563005"/><text:bookmark text:name="__Fieldmark__216_888709815"/><text:bookmark text:name="__Fieldmark__57_2867717601"/><text:bookmark text:name="__Fieldmark__58_3785887165"/><text:bookmark text:name="__Fieldmark__67_873055836"/><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579_2459670060"/><text:bookmark text:name="__Fieldmark__93_3709833866"/><text:bookmark text:name="__Fieldmark__90_4015563005"/><text:bookmark text:name="__Fieldmark__228_888709815"/><text:bookmark text:name="__Fieldmark__70_2867717601"/><text:bookmark text:name="__Fieldmark__77_3785887165"/><text:bookmark text:name="__Fieldmark__92_873055836"/><text:page-number text:select-page="current">0</text:page-number><text:page-count>1</text:page-count><text:table-formula text:formula="ooow:+1" style:data-style-name="N0"/><text:bookmark text:name="__Fieldmark__600_2459670060"/><text:bookmark text:name="__Fieldmark__108_3709833866"/><text:bookmark text:name="__Fieldmark__99_4015563005"/><text:bookmark text:name="__Fieldmark__226_888709815"/><text:bookmark text:name="__Fieldmark__82_2867717601"/><text:bookmark text:name="__Fieldmark__95_3785887165"/><text:bookmark text:name="__Fieldmark__116_873055836"/><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284</meta:editing-cycles>
    <meta:creation-date>2021-02-19T14:39:00</meta:creation-date>
    <dc:date>2026-01-15T13:25:07.575000000</dc:date>
    <dc:language>de-DE</dc:language>
    <meta:editing-duration>PT10H39M8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2" meta:word-count="6" meta:character-count="53" meta:non-whitespace-character-count="46"/>
    <meta:user-defined meta:name="AppVersion">16.0000</meta:user-defined>
    <meta:user-defined meta:name="Company">msg systems ag</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GeneratorDoc As Object
Dim CurrentTemplate As Object 
Dim oSFA As Object
Dim oDialogRunning As Boolean
Dim Init As Boolean
Dim oProps As Object 'UserProperties to save
Dim TParDic As Object



Sub StartUI()	
	Init = Tru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Cb_SaveTemplateOnAccept = oDialog.getControl("Cb_SaveTemplateOnAccept") 
	Cb_TemplateInFolderName =  oDialog.getControl("Cb_TemplateInFolderName") 
	Cb_TemplateInFolderName.State = True
    oSFA = CreateUnoService("com.sun.star.ucb.SimpleFileAccess")
    
    LoadReplaceMarkers
	
	If Not LoadTemplateFolders = 0 Then
		Init = False
		oDialog.setVisible(True)
		oDialogRunning = True
		Do While oDialogRunning
		    Wait 100
		Loop
	End If 'oDialog.setPropertyValue("AlwaysOnTop", True) 
	Init = False
End Sub

Sub CloseUI()
	ListBox_Parameter = Nothing
	ListBox_Templates = Nothing
	Cb_SaveTemplateOnAccept = Nothing
	Cb_TemplateInFolderName =  Nothing
	OkButtonPressed = False
	oSFA = Nothing
    oDialog.setVisible(False)
    oDialog = Nothing
    oDialogRunning = False
End Sub

Function LoadReplaceMarkers() As Boolean
	Dim d As Variant
	If HasProp("ReplacerDict") Then
	    DeDict(oProps.ReplacerDict)
	    d = TParDic
	Else
		d = CreateObject("Scripting.Dictionary")
	    d.Add "{{FIRMA}}", ""
	    d.Add "{{ANSCHRIFT}}", ""
	    d.Add "{{STELLE}}", ""
	    oProps.addProperty("ReplacerDict", 0, SerDict(d))
	End If
	'Tbl_Parameter.clear()
	Dim i As Long, v
	v = DictTo2DArray(d)

    ' Table vorbereiten
    Dim TCol
    TCol = Tbl_Parameter.Model.ColumnModel.CreateColumn()
    TCol.Title = "Von"
    TCol.MaxWidth = Tbl_Parameter.Size.Width / 4
    Tbl_Parameter.Model.ColumnModel.AddColumn(TCol)
    
    TCol = Tbl_Parameter.Model.ColumnModel.CreateColumn()
    TCol.Title = "Zu"
    TCol.ColumnWidth = 2
    Tbl_Parameter.Model.ColumnModel.AddColumn(TCol)
    Tbl_Parameter.addRow(0)
    Tbl_Parameter.Model.GridDataModel.ColumnCount = 2
End Function

Function HasProp(sName As String) As Boolean
    On Error Resume Next
    oProps.PropertySetInfo.hasPropertyByName(sName)
    HasProp = (Err = 0)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has02 As Boolean
    Dim has03 As Boolean

    Dim i As Long
    For i = LBound(aFiles) To UBound(aFiles)
        Dim sName As String
        sName = GetFileName(aFiles(i))

        If InStr(sName, "01_") = 1 And Right(sName, Len("_Anschreiben.odt")) = "_Anschreiben.odt" Then has01 = True
        If InStr(sName, "02_") = 1 And Right(sName, Len("_Lebenslauf.odt")) = "_Lebenslauf.odt" Then has02 = True
        If InStr(sName, "03_") = 1 And Right(sName, Len("_Zeugnisse.odt")) = "_Zeugnisse.odt" Then has03 = True
    Next i

    IsValidTemplateFolder = has01 And has02 And has03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 Firmenname ersetzen
    oDoc.CurrentController.getViewCursor()
    Set oSearch = oDoc.createSearchDescriptor()
    oSearch.SearchString = "{{FIRMA}}"
    oSearch.ReplaceString = Txt_Firmenname.Text
	oDoc.replaceAll(oSearch)
    
    ' Firmenadresse ersetzen
    Set oSearch = oDoc.createSearchDescriptor()
    oSearch.SearchString = "{{ANSCHRIFT}}"
    oSearch.ReplaceString = Txt_FirmenAdress.Text
	oDoc.replaceAll(oSearch)
    
    ' Stellentitel ersetzen
    Set oSearch = oDoc.createSearchDescriptor()
    oSearch.SearchString = "{{STELLE}}"
    oSearch.ReplaceString = Txt_StellenTitle.Text
	oDoc.replaceAll(oSearch)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CreateBewerbung = ""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Dim sTargetFolder As String
    sDocURL = GeneratorDoc.getURL()
    sBasePath = GetFolderURL(sDocURL)
    sGeneratedPath = sBasePath &amp; "/Generated"
    If Not oSFA.exists(sGeneratedPath) Then oSFA.createFolder(sGeneratedPath)
    
    Dim FolderStr As String
    If Cb_TemplateInFolderName.State = True Then
    	FolderStr = GetFolderName(SourceFolderURL) &amp; "-" &amp; Txt_Firmenname.Text
    Else
    	FolderStr = Txt_Firmenname.Text
    End If
    sTargetFolder = sGeneratedPath &amp; "/" &amp; FolderStr
    If Not oSFA.exists(sTargetFolder) Then oSFA.createFolder(sTargetFolder)
    
    Dim sAnschreibenURL As String
    Dim i As Long
    Dim oAnschreiben As Object
    Dim CurTemplURL As String
    CurTemplURL = CurrentTemplate.getURL()
    
    ' Anschreiben finden und kopieren
    For i = LBound(aFiles) To UBound(aFiles)
    	If Not InStr(aFiles(i), "~lock") &gt; 0 Then
    		sAnschreibenURL = sTargetFolder &amp; "/" &amp; GetFileName(aFiles(i))
	        If Not aFiles(i) = CurTemplURL Then	            
	            oSFA.copy(aFiles(i), sAnschreibenURL, Array(MakePropertyValue("Overwrite", True)))
	        Else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GetDocFromURL = Nothing
	Dim oDoc As Object
	For Each oDoc In StarDesktop.Components
		If Left(oDoc.Title, Len(URL)) = URL Then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nd If
	MsgBox "Erfolgreich generierte Bewerbung unter '" &amp; Replace(sCreatedBewerbungFolderURL, "file:///","") &amp; "' gespeichert und zum Bearbeiten geöffnet!"
	Dim SelDoc As Object
	SelDoc = GetDocFromURL(sCreatedBewerbungFolderURL)
	SelDoc.setFocus()
	'OpenDoc sCreatedBewerbungFolderURL, False, True
End Sub

Sub CancelPressed()
	If Cb_SaveTemplateOnAccept.State = True Then
		SaveCurrentDOC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Err.Clear
					On Error Goto 0
					Exit Sub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SwitchOpenDoc(CurrentTemplate, GetFile(gTemplateFolderURLs(ListBox_Templates.selectedItemPos()), "_Anschreiben.odt"), Cb_SaveTemplateOnAccept.State = True, False, True)
			oDialog.getPeer().toFront()
		End If
	End If
	fLastSelectionChange = Timer
End Sub

Dim tLastListBoxClick As Double
Sub TemplateClicked()
	If Timer - tLastListBoxClick &lt; 0.4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4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Dict(s) As Object
    Dim d As Object
    Dim p()
    Dim kv() As String
    Dim i As Long
    Dim m As String
    m = Mid(s, 3)
    d = CreateObject("Scripting.Dictionary")
    p = Split(Mid(s, 3), "|")
    For i = 0 To UBound(p) - 1
        kv = Split(p(i), "=")
        d.Add DePrim(kv(0)), DePrim(kv(1))
    Next
    DeDict = d
    TParDic = d
End Function

Function DictTo2DArray(d As Object) As Variant
    Dim a(), i As Long, k As Variant
    ReDim a(0 To d.Count - 1, 0 To 1)
    i = 0
    For Each k In d.Keys
        a(i, 0) = k       ' Key
        a(i, 1) = d.Item(k) ' Value
        i = i + 1
    Next
    DictTo2DArray = 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471" dlg:height="169" dlg:closeable="true" dlg:moveable="true" dlg:title="Bewerbung erstellen">
  <script:event script:event-name="on-keyup" script:macro-name="vnd.sun.star.script:Standard.Module1.Test?language=Basic&amp;location=application" script:language="Script"/>
  <dlg:bulletinboard>
    <dlg:button dlg:id="Btn_Cancel" dlg:tab-index="2" dlg:left="30" dlg:top="142" dlg:width="46" dlg:height="15" dlg:value="Abbruch">
      <script:event script:event-name="on-performaction" script:macro-name="vnd.sun.star.script:Standard.Main.CancelPressed?language=Basic&amp;location=document" script:language="Script"/>
    </dlg:button>
    <dlg:text dlg:id="Lbl_Template" dlg:tab-index="4" dlg:left="242" dlg:top="8" dlg:width="38" dlg:height="8" dlg:value="Template"/>
    <dlg:menulist dlg:id="ListBox_Templates" dlg:tab-index="0" dlg:left="240"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26" dlg:top="118" dlg:width="59" dlg:height="15" dlg:value="Akzeptieren">
      <script:event script:event-name="on-performaction" script:macro-name="vnd.sun.star.script:Standard.Main.OKPressed?language=Basic&amp;location=document" script:language="Script"/>
    </dlg:button>
    <dlg:radiogroup>
      <dlg:radio dlg:id="Cb_SaveTemplateOnAccept" dlg:tab-index="6" dlg:left="335" dlg:top="91" dlg:width="102" dlg:height="8" dlg:value="Template bei Änderung speichern"/>
    </dlg:radiogroup>
    <dlg:button dlg:id="Btn_SaveTemplate" dlg:tab-index="5" dlg:left="335" dlg:top="18" dlg:width="59" dlg:height="15" dlg:value="Template speichern">
      <script:event script:event-name="on-performaction" script:macro-name="vnd.sun.star.script:Standard.Main.SaveCurrentDoc?language=Basic&amp;location=document" script:language="Script"/>
    </dlg:button>
    <dlg:button dlg:id="Btn_CopyTemplate" dlg:tab-index="7" dlg:left="335" dlg:top="43" dlg:width="59" dlg:height="15" dlg:value="Template kopieren">
      <script:event script:event-name="on-performaction" script:macro-name="vnd.sun.star.script:Standard.Main.TemplateCopy?language=Basic&amp;location=document" script:language="Script"/>
    </dlg:button>
    <dlg:button dlg:id="Btn_RemoveTemplate" dlg:tab-index="8" dlg:left="335"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9" dlg:left="87" dlg:top="142" dlg:width="134" dlg:height="8" dlg:value="Template in erzeugtem Ordnernamen speichern" dlg:checked="true"/>
    </dlg:radiogroup>
    <dlg:text dlg:id="Lbl_Parameters" dlg:tab-index="3" dlg:left="17" dlg:top="9" dlg:width="38" dlg:height="8" dlg:value="Parameter"/>
    <dlg:table dlg:id="Tbl_Parameter" dlg:tab-index="10" dlg:left="17" dlg:top="21" dlg:width="123" dlg:height="89" dlg:usegridlines="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